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Head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22pt" fo:font-weight="bold" style:font-size-asian="2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Robin Mathison</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John Bell </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tyle conform to MVC conventions and our class standards? <text:line-break/>(list any issues below)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4</meta:editing-cycles>
    <meta:creation-date>2017-03-16T17:31:00</meta:creation-date>
    <dc:date>2018-01-17T22:12:14.46</dc:date>
    <meta:editing-duration>PT9S</meta:editing-duration>
    <meta:generator>OpenOffice/4.1.2$Win32 OpenOffice.org_project/412m3$Build-9782</meta:generator>
    <meta:document-statistic meta:table-count="2" meta:image-count="0" meta:object-count="0" meta:page-count="1" meta:paragraph-count="21" meta:word-count="187" meta:character-count="1118"/>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